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color="#1a1a1a" style:font-name="Arial" fo:font-size="12pt" fo:font-weight="normal" style:font-name-asian="ArialMT" style:font-size-asian="12pt" style:font-weight-asian="normal" style:font-name-complex="ArialMT" style:font-size-complex="12pt" style:font-weight-complex="normal"/>
    </style:style>
    <style:style style:name="P2" style:family="paragraph" style:parent-style-name="Standard">
      <style:paragraph-properties style:text-autospace="none"/>
      <style:text-properties fo:color="#1a1a1a" style:font-name="Arial" fo:font-size="11pt" fo:font-weight="normal" style:font-name-asian="ArialMT" style:font-size-asian="11pt" style:font-weight-asian="normal" style:font-name-complex="ArialMT" style:font-size-complex="11pt" style:font-weight-complex="normal"/>
    </style:style>
    <style:style style:name="P3" style:family="paragraph" style:parent-style-name="Standard">
      <style:paragraph-properties style:text-autospace="none"/>
      <style:text-properties fo:color="#1a1a1a" style:font-name="Arial" fo:font-size="11pt" fo:font-weight="bold" style:font-name-asian="ArialMT" style:font-size-asian="11pt" style:font-weight-asian="bold" style:font-name-complex="ArialMT" style:font-size-complex="11pt" style:font-weight-complex="bold"/>
    </style:style>
    <style:style style:name="P4" style:family="paragraph" style:parent-style-name="Standard">
      <style:paragraph-properties style:text-autospace="none"/>
      <style:text-properties fo:color="#1a1a1a" style:font-name="Arial" fo:font-size="11pt" style:font-name-asian="ArialMT" style:font-size-asian="11pt" style:font-name-complex="ArialMT" style:font-size-complex="11pt"/>
    </style:style>
    <style:style style:name="P5" style:family="paragraph" style:parent-style-name="Standard">
      <style:paragraph-properties style:text-autospace="none"/>
      <style:text-properties fo:color="#1a1a1a" style:font-name="Arial"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6" style:family="paragraph" style:parent-style-name="Standard">
      <style:paragraph-properties style:text-autospace="none"/>
      <style:text-properties fo:color="#000000" style:font-name="Arial" fo:font-size="11pt" fo:font-style="italic" style:font-name-asian="Menlo-Regular" style:font-size-asian="11pt" style:font-style-asian="italic" style:font-name-complex="Menlo-Regular" style:font-size-complex="11pt" style:font-style-complex="italic"/>
    </style:style>
    <style:style style:name="P7" style:family="paragraph" style:parent-style-name="Standard">
      <style:paragraph-properties style:text-autospace="none"/>
      <style:text-properties fo:color="#000000" style:font-name="Arial" fo:font-size="11pt" style:font-name-asian="Menlo-Regular" style:font-size-asian="11pt" style:font-name-complex="Menlo-Regular" style:font-size-complex="11pt"/>
    </style:style>
    <style:style style:name="P8" style:family="paragraph" style:parent-style-name="Standard">
      <style:paragraph-properties fo:margin-top="0cm" fo:margin-bottom="0.101cm" style:text-autospace="none"/>
      <style:text-properties fo:color="#1a1a1a" style:font-name="Arial" fo:font-size="11pt" style:font-name-asian="ArialMT" style:font-size-asian="11pt" style:font-name-complex="ArialMT" style:font-size-complex="11pt"/>
    </style:style>
    <style:style style:name="P9" style:family="paragraph" style:parent-style-name="Standard">
      <style:paragraph-properties fo:margin-top="0cm" fo:margin-bottom="0.101cm" style:text-autospace="none"/>
      <style:text-properties fo:color="#1a1a1a" style:font-name="Arial" fo:font-size="11pt" fo:font-weight="bold" style:font-name-asian="ArialMT" style:font-size-asian="11pt" style:font-weight-asian="bold" style:font-name-complex="ArialMT" style:font-size-complex="11pt" style:font-weight-complex="bold"/>
    </style:style>
    <style:style style:name="P10" style:family="paragraph" style:parent-style-name="Standard" style:list-style-name="L1">
      <style:paragraph-properties style:text-autospace="none"/>
      <style:text-properties fo:color="#000000" style:font-name="Arial" fo:font-size="11pt" fo:font-style="italic" fo:font-weight="normal" style:font-name-asian="Menlo-Regular" style:font-size-asian="11pt" style:font-style-asian="italic" style:font-weight-asian="normal" style:font-name-complex="Menlo-Regular" style:font-size-complex="11pt" style:font-style-complex="italic" style:font-weight-complex="normal"/>
    </style:style>
    <style:style style:name="P11" style:family="paragraph" style:parent-style-name="Standard" style:list-style-name="L1">
      <style:paragraph-properties fo:margin-top="0cm" fo:margin-bottom="0.101cm" style:text-autospace="none"/>
      <style:text-properties fo:color="#1a1a1a" style:font-name="Arial" fo:font-size="11pt" style:font-name-asian="ArialMT" style:font-size-asian="11pt" style:font-name-complex="ArialMT" style:font-size-complex="11pt"/>
    </style:style>
    <style:style style:name="P12" style:family="paragraph" style:parent-style-name="Standard" style:list-style-name="L1">
      <style:paragraph-properties fo:margin-top="0cm" fo:margin-bottom="0.101cm" style:text-autospace="none"/>
      <style:text-properties fo:color="#1a1a1a" style:font-name="Arial"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13" style:family="paragraph" style:parent-style-name="Standard">
      <style:paragraph-properties fo:margin-top="0cm" fo:margin-bottom="0.101cm" style:text-autospace="none"/>
      <style:text-properties fo:color="#1a1a1a" style:font-name="Arial"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14" style:family="paragraph" style:parent-style-name="Standard">
      <style:paragraph-properties fo:margin-top="0cm" fo:margin-bottom="0.101cm" style:text-autospace="none"/>
      <style:text-properties fo:color="#1a1a1a" style:font-name="Arial" fo:font-size="11pt" style:text-underline-style="solid" style:text-underline-type="double" style:text-underline-width="auto" style:text-underline-color="font-color" style:font-name-asian="ArialMT" style:font-size-asian="11pt" style:font-name-complex="ArialMT" style:font-size-complex="11pt"/>
    </style:style>
    <style:style style:name="P15" style:family="paragraph" style:parent-style-name="Standard" style:list-style-name="L1">
      <style:paragraph-properties fo:margin-top="0cm" fo:margin-bottom="0.101cm" style:text-autospace="none"/>
      <style:text-properties style:font-name="Arial" fo:font-size="11pt" style:font-size-asian="11pt" style:font-size-complex="11pt"/>
    </style:style>
    <style:style style:name="T1" style:family="text">
      <style:text-properties fo:color="#1a1a1a" style:font-name-asian="ArialMT" style:font-name-complex="ArialMT"/>
    </style:style>
    <style:style style:name="T2" style:family="text">
      <style:text-properties fo:color="#1a1a1a" fo:font-style="normal" fo:font-weight="normal" style:font-name-asian="ArialMT" style:font-style-asian="normal" style:font-weight-asian="normal" style:font-name-complex="ArialMT" style:font-style-complex="normal" style:font-weight-complex="normal"/>
    </style:style>
    <style:style style:name="T3" style:family="text">
      <style:text-properties fo:color="#1a1a1a" fo:font-style="italic" style:font-name-asian="ArialMT" style:font-style-asian="italic" style:font-name-complex="ArialMT" style:font-style-complex="italic"/>
    </style:style>
    <style:style style:name="T4" style:family="text">
      <style:text-properties fo:color="#1a1a1a" fo:font-style="italic" fo:font-weight="normal" style:font-name-asian="ArialMT" style:font-style-asian="italic" style:font-weight-asian="normal" style:font-name-complex="ArialMT"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Arial"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ing C++ on RIOT</text:p>
      <text:p text:style-name="P4"/>
      <text:p text:style-name="P4">This wiki page is meant for those who has starting difficulties at developing C++ programs to run on RIOT OS. It is focused on the native port.</text:p>
      <text:p text:style-name="P4"/>
      <text:p text:style-name="P3">Writing your first application in C++</text:p>
      <text:p text:style-name="P4"/>
      <text:list xml:id="list790874929" text:style-name="L1">
        <text:list-item>
          <text:p text:style-name="P11">Create a directory for your project. </text:p>
        </text:list-item>
        <text:list-item>
          <text:p text:style-name="P11">Create a <text:span text:style-name="T6">Makefile</text:span> in your project's directory. </text:p>
          <text:p text:style-name="P11">Within your project's Makefile you can define the modules you want to use.</text:p>
          <text:p text:style-name="P11">A template Makefile is available in the <text:span text:style-name="T6">dist</text:span> folder of the RIOT repository. </text:p>
        </text:list-item>
        <text:list-item>
          <text:p text:style-name="P11"><text:span text:style-name="T5">Edit the file </text:span><text:span text:style-name="T7">Makefile.include</text:span><text:span text:style-name="T5"> in the ./RIOT directory: Set g++ as compiler and modify make rules so that it is suitable for .cpp projects. E.g. replace</text:span></text:p>
          <text:list>
            <text:list-item>
              <text:list>
                <text:list-header>
                  <text:p text:style-name="P12"># string array of all names of c files in dir<text:line-break/>SRC = $(wildcard *.c)</text:p>
                  <text:list>
                    <text:list-header>
                      <text:p text:style-name="P12">with</text:p>
                    </text:list-header>
                  </text:list>
                </text:list-header>
              </text:list>
            </text:list-item>
          </text:list>
        </text:list-item>
      </text:list>
      <text:p text:style-name="P13"><text:tab/><text:tab/># string array of all names of cpp files in dir<text:line-break/><text:tab/><text:tab/><text:tab/>SRC = $(wildcard *.cpp)</text:p>
      <text:p text:style-name="P13"><text:tab/>and</text:p>
      <text:list xml:id="list1636023654" text:continue-numbering="true" text:style-name="L1">
        <text:list-item>
          <text:list>
            <text:list-item>
              <text:list>
                <text:list-header>
                  <text:p text:style-name="P10"># string array of all names replaced .c with .o </text:p>
                </text:list-header>
              </text:list>
            </text:list-item>
          </text:list>
        </text:list-item>
      </text:list>
      <text:p text:style-name="P6"><text:tab/><text:tab/>OBJ = $(SRC:%.c=${PROJBINDIR}/%.o)</text:p>
      <text:p text:style-name="P5"><text:tab/><text:tab/><text:tab/>with</text:p>
      <text:p text:style-name="P7"><text:span text:style-name="T2"><text:tab/><text:tab/></text:span><text:span text:style-name="T7"># string array of all names replaced .cpp with .o </text:span></text:p>
      <text:p text:style-name="P6"><text:tab/><text:tab/>OBJ = $(SRC:%.cpp=${PROJBINDIR}/%.o)</text:p>
      <text:p text:style-name="P6"><text:tab/><text:tab/></text:p>
      <text:p text:style-name="P6"><text:tab/>Finaly you have to modify linker and compiler variable in <text:s/>../boards/native/Makefile.include <text:tab/>to use g++</text:p>
      <text:p text:style-name="P6"/>
      <text:list xml:id="list1326611002" text:continue-numbering="true" text:style-name="L1">
        <text:list-item>
          <text:p text:style-name="P15"><text:span text:style-name="T1">Create a file </text:span><text:span text:style-name="T3">main.cpp</text:span><text:span text:style-name="T1"> (required) and other files (if needed) containing your source code in your project's directory. </text:span></text:p>
          <text:p text:style-name="P11">The file main.cpp is required because the RIOT compiler looks for a main.c or main.cpp file to start.</text:p>
          <text:p text:style-name="P15"><text:span text:style-name="T1">The main.cpp file has to provide a main function according to this prototype: </text:span><text:span text:style-name="T4">int main(void);</text:span></text:p>
        </text:list-item>
      </text:list>
      <text:p text:style-name="P8"/>
      <text:p text:style-name="P8">Now you can build your application for RIOT:</text:p>
      <text:p text:style-name="P8">Enter the <text:span text:style-name="T6">projects</text:span> directory and change to your project's directory.</text:p>
      <text:p text:style-name="P8">Edit the Makefile to set the variables RIOTBASE and RIOTBOARD according to where your copies of the RIOT repositories are located. </text:p>
      <text:p text:style-name="P8">Dependent on your target platform set the BOARD environment variable and call <text:span text:style-name="T6">make</text:span>, e.g. <text:span text:style-name="T6">BOARD=native make</text:span>.</text:p>
      <text:p text:style-name="P8">Now you can compile your code by calling <text:span text:style-name="T6">make </text:span>.</text:p>
      <text:p text:style-name="P8">Finally see the output of the application by running ./bin/projektname</text:p>
      <text:p text:style-name="P8"/>
      <text:p text:style-name="P9">Further development &amp; Troubleshooting</text:p>
      <text:p text:style-name="P8"/>
      <text:p text:style-name="P8">We have noticed that a certain trouble can be different toolchain and library versions for the target platforms.</text:p>
      <text:p text:style-name="P14"/>
      <text:p text:style-name="P8">Also, if you have a linker mistake, then it can be related to the missing support of some libraries. For example in our project (using RIOT version from April 2013) we could not import the following C++ headers:</text:p>
      <text:p text:style-name="P4"><text:soft-page-break/></text:p>
      <text:p text:style-name="P4">&lt;algorithm&gt;</text:p>
      <text:p text:style-name="P4">&lt;array&gt;</text:p>
      <text:p text:style-name="P4">&lt;atomic&gt;</text:p>
      <text:p text:style-name="P4">&lt;bitset&gt;</text:p>
      <text:p text:style-name="P4">&lt;condition_variable&gt;</text:p>
      <text:p text:style-name="P4">&lt;complex&gt;</text:p>
      <text:p text:style-name="P4">&lt;forward_list&gt;</text:p>
      <text:p text:style-name="P4">&lt;fstream&gt;</text:p>
      <text:p text:style-name="P4">&lt;functional&gt;</text:p>
      <text:p text:style-name="P4">&lt;future&gt;</text:p>
      <text:p text:style-name="P4">&lt;iomanip&gt;</text:p>
      <text:p text:style-name="P4">&lt;ios&gt;</text:p>
      <text:p text:style-name="P4">&lt;iostream&gt;</text:p>
      <text:p text:style-name="P4">&lt;istream&gt;</text:p>
      <text:p text:style-name="P4">&lt;iterator&gt;</text:p>
      <text:p text:style-name="P4">&lt;locale&gt;</text:p>
      <text:p text:style-name="P4">&lt;map&gt;</text:p>
      <text:p text:style-name="P4">&lt;memory&gt;</text:p>
      <text:p text:style-name="P4">&lt;mutex&gt;</text:p>
      <text:p text:style-name="P4">&lt;ostream&gt;</text:p>
      <text:p text:style-name="P4">&lt;random&gt;</text:p>
      <text:p text:style-name="P4">&lt;regex&gt;</text:p>
      <text:p text:style-name="P4">&lt;sstream&gt;</text:p>
      <text:p text:style-name="P4">&lt;stdexcept&gt;</text:p>
      <text:p text:style-name="P4">&lt;streambuf&gt;</text:p>
      <text:p text:style-name="P4">&lt;string&gt;</text:p>
      <text:p text:style-name="P4">&lt;system_error&gt;</text:p>
      <text:p text:style-name="P4">&lt;thread&gt;</text:p>
      <text:p text:style-name="P4">&lt;tuple&gt;</text:p>
      <text:p text:style-name="P4">&lt;unordered_map&gt;</text:p>
      <text:p text:style-name="P4">&lt;unordered_set&gt;</text:p>
      <text:p text:style-name="P4">&lt;valarra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13_20_1" style:display-name="RTF_Num 13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dia K</meta:initial-creator>
    <meta:creation-date>2013-07-21T18:13:19</meta:creation-date>
    <dc:date>2013-07-28T23:25:18</dc:date>
    <meta:editing-duration>PT2H25M42S</meta:editing-duration>
    <meta:editing-cycles>18</meta:editing-cycles>
    <meta:generator>OpenOffice.org/3.3$Unix OpenOffice.org_project/330m20$Build-9567</meta:generator>
    <dc:creator>Lidia K</dc:creator>
    <meta:document-statistic meta:table-count="0" meta:image-count="0" meta:object-count="0" meta:page-count="2" meta:paragraph-count="63" meta:word-count="397" meta:character-count="2479"/>
  </office:meta>
</office:document-meta>
</file>